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07cm" fo:margin-left="0.116cm" table:align="left"/>
    </style:style>
    <style:style style:name="Table1.A" style:family="table-column">
      <style:table-column-properties style:column-width="8.387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e029" officeooo:paragraph-rsid="0019e029"/>
    </style:style>
    <style:style style:name="P2" style:family="paragraph" style:parent-style-name="Standard">
      <style:text-properties style:font-name="Century Schoolbook L" fo:font-weight="bold" officeooo:rsid="0019e029" officeooo:paragraph-rsid="0019e029" style:font-weight-asian="bold" style:font-weight-complex="bold"/>
    </style:style>
    <style:style style:name="P3" style:family="paragraph" style:parent-style-name="Standard">
      <style:text-properties style:font-name="Century Schoolbook L" fo:font-weight="bold" officeooo:rsid="001c2a13" officeooo:paragraph-rsid="001c2a13" style:font-weight-asian="bold" style:font-weight-complex="bold"/>
    </style:style>
    <style:style style:name="P4" style:family="paragraph" style:parent-style-name="Standard">
      <style:text-properties style:font-name="Century Schoolbook L" fo:font-weight="normal" officeooo:rsid="0019e029" officeooo:paragraph-rsid="0019e029" style:font-weight-asian="normal" style:font-weight-complex="normal"/>
    </style:style>
    <style:style style:name="P5" style:family="paragraph" style:parent-style-name="Standard">
      <style:text-properties style:font-name="Century Schoolbook L" fo:font-weight="normal" officeooo:rsid="0019e029" officeooo:paragraph-rsid="001b2c06" style:font-weight-asian="normal" style:font-weight-complex="normal"/>
    </style:style>
    <style:style style:name="P6" style:family="paragraph" style:parent-style-name="Standard">
      <style:text-properties style:font-name="Century Schoolbook L" fo:font-weight="normal" officeooo:rsid="001b2c06" officeooo:paragraph-rsid="001b2c06" style:font-weight-asian="normal" style:font-weight-complex="normal"/>
    </style:style>
    <style:style style:name="P7" style:family="paragraph" style:parent-style-name="Standard">
      <style:text-properties style:font-name="Century Schoolbook L" fo:font-weight="normal" officeooo:rsid="001c2a13" officeooo:paragraph-rsid="001c2a13" style:font-weight-asian="normal" style:font-weight-complex="normal"/>
    </style:style>
    <style:style style:name="P8" style:family="paragraph" style:parent-style-name="Table_20_Contents">
      <style:text-properties officeooo:rsid="0019e029" officeooo:paragraph-rsid="0019e029"/>
    </style:style>
    <style:style style:name="P9" style:family="paragraph" style:parent-style-name="Table_20_Contents">
      <style:text-properties officeooo:paragraph-rsid="0019e029"/>
    </style:style>
    <style:style style:name="P10" style:family="paragraph" style:parent-style-name="Table_20_Contents">
      <style:text-properties fo:font-weight="bold" officeooo:rsid="0019e029" officeooo:paragraph-rsid="0019e029" style:font-weight-asian="bold" style:font-weight-complex="bold"/>
    </style:style>
    <style:style style:name="P11" style:family="paragraph" style:parent-style-name="Standard">
      <style:text-properties style:font-name="Century Schoolbook L" fo:font-weight="bold" officeooo:rsid="0019e029" officeooo:paragraph-rsid="0019e029" style:font-weight-asian="bold" style:font-weight-complex="bold"/>
    </style:style>
    <style:style style:name="P12" style:family="paragraph" style:parent-style-name="Standard">
      <style:text-properties style:font-name="Century Schoolbook L" fo:font-weight="bold" officeooo:rsid="001b2c06" officeooo:paragraph-rsid="001b2c06" style:font-weight-asian="bold" style:font-weight-complex="bold"/>
    </style:style>
    <style:style style:name="P13" style:family="paragraph" style:parent-style-name="Standard">
      <style:text-properties style:font-name="Century Schoolbook L" fo:font-weight="bold" officeooo:rsid="001b2c06" officeooo:paragraph-rsid="001c2a13" style:font-weight-asian="bold" style:font-weight-complex="bold"/>
    </style:style>
    <style:style style:name="P14" style:family="paragraph" style:parent-style-name="Standard">
      <style:text-properties style:font-name="Century Schoolbook L" fo:font-weight="bold" officeooo:rsid="001c2a13" officeooo:paragraph-rsid="001c2a13" style:font-weight-asian="bold" style:font-weight-complex="bold"/>
    </style:style>
    <style:style style:name="P15" style:family="paragraph" style:parent-style-name="Standard">
      <style:text-properties style:font-name="Century Schoolbook L" fo:font-weight="normal" officeooo:rsid="0019e029" officeooo:paragraph-rsid="001c2a1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2c06" style:font-weight-asian="bold" style:font-weight-complex="bold"/>
    </style:style>
    <style:style style:name="T3" style:family="text">
      <style:text-properties fo:font-weight="bold" officeooo:rsid="001c2a13" style:font-weight-asian="bold" style:font-weight-complex="bold"/>
    </style:style>
    <style:style style:name="T4" style:family="text">
      <style:text-properties officeooo:rsid="001c2a13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/>
          </table:table-cell>
          <table:table-cell table:style-name="Table1.B1" office:value-type="string">
            <text:p text:style-name="P10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8"/>
          </table:table-cell>
        </table:table-row>
      </table:table>
      <text:p text:style-name="P1"/>
      <text:p text:style-name="P1"/>
      <text:p text:style-name="P2">DATASET USED</text:p>
      <text:p text:style-name="P2"/>
      <text:p text:style-name="P2">Groceries Market Basket Data. </text:p>
      <text:p text:style-name="P2"/>
      <text:p text:style-name="P4">The dataset constitutes of <text:span text:style-name="T1">9835</text:span> transactions with Comma Separated Values. </text:p>
      <text:p text:style-name="P4"/>
      <text:p text:style-name="P2">PREPROCESSING DONE ON DATA</text:p>
      <text:p text:style-name="P2"/>
      <text:p text:style-name="P6">The transactional database is converted to ECLAT database. Each transaction is stored in a boolean array indexed by the item. If an item is present in the transaction, its value is 1, else 0. The 2-D array of all transactions is now a quicker representation of the data. </text:p>
      <text:p text:style-name="P6"/>
      <text:p text:style-name="P5"><text:s/><text:span text:style-name="T2">FORMULAE USED</text:span></text:p>
      <text:p text:style-name="P12"/>
      <text:p text:style-name="P7">For an association rule X --&gt; Y</text:p>
      <text:p text:style-name="P13"/>
      <text:p text:style-name="P6"><text:span text:style-name="T1">Support: <text:s/></text:span><text:span text:style-name="T3">(</text:span><text:span text:style-name="T4">Number of transactions with X and Y)/(Total number of transactions)</text:span></text:p>
      <text:p text:style-name="P12"/>
      <text:p text:style-name="P7"><text:span text:style-name="T1">Confidence: (</text:span>Number of transactions with X and Y)/(Number of transactions with X)</text:p>
      <text:p text:style-name="P7"/>
      <text:p text:style-name="P3">Interest Factor: <text:span text:style-name="T5">support(X,Y)/support(X)*support(Y) <text:s/></text:span></text:p>
      <text:p text:style-name="P7"/>
      <text:p text:style-name="P7"><text:s/>interest factor&gt;1 positively correlated</text:p>
      <text:p text:style-name="P7"><text:s/>interest factor&lt;1 negatively correlated</text:p>
      <text:p text:style-name="P7"><text:s/>interest factor=1 independent</text:p>
      <text:p text:style-name="P7"/>
      <text:p text:style-name="P7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13:43:53.908294065</meta:creation-date>
    <dc:date>2018-02-25T14:49:22.627841446</dc:date>
    <meta:editing-duration>PT10M51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13" meta:word-count="115" meta:character-count="780" meta:non-whitespace-character-count="669"/>
  </office:meta>
</office:document-meta>
</file>